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3df2" officeooo:paragraph-rsid="000a3df2"/>
    </style:style>
    <style:style style:name="P2" style:family="paragraph" style:parent-style-name="Standard">
      <style:text-properties officeooo:rsid="000be5ae" officeooo:paragraph-rsid="000be5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cketing grouping longitude latitude maps </text:p>
      <text:p text:style-name="P1"/>
      <text:p text:style-name="P1"/>
      <text:p text:style-name="P2">BEST</text:p>
      <text:p text:style-name="P2"><text:a xlink:type="simple" xlink:href="https://stackoverflow.com/questions/39254704/pandas-group-bins-of-data-per-longitude-latitude" text:style-name="Internet_20_link" text:visited-style-name="Visited_20_Internet_20_Link">https://stackoverflow.com/questions/39254704/pandas-group-bins-of-data-per-longitude-latitude</text:a></text:p>
      <text:p text:style-name="P2"/>
      <text:p text:style-name="P2"/>
      <text:p text:style-name="P1"><text:a xlink:type="simple" xlink:href="https://stackoverflow.com/questions/38115135/grouping-bucketing-latitude-and-longitude" text:style-name="Internet_20_link" text:visited-style-name="Visited_20_Internet_20_Link">https://stackoverflow.com/questions/38115135/grouping-bucketing-latitude-and-longitude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5:17:41.498971424</meta:creation-date>
    <dc:date>2019-07-24T15:20:50.454068809</dc:date>
    <meta:editing-duration>PT3M8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4" meta:word-count="8" meta:character-count="226" meta:non-whitespace-character-count="221"/>
  </office:meta>
</office:document-meta>
</file>